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9"/>
        <table:table-column table:style-name="co21" table:default-cell-style-name="ce11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RCC</text:p>
          </table:table-cell>
          <table:table-cell table:style-name="ce23" office:value-type="string">
            <text:p>stickRes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initFunc</text:p>
          </table:table-cell>
          <table:table-cell table:style-name="ce23" office:value-type="string">
            <text:p>turnFunc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4000">
            <text:p>4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 table:number-columns-repeated="2"/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8450">
            <text:p>845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basic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1/31/2018</text:date>, <text:time>18:4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31T18:42:58.98</dc:date>
    <dc:creator>Seab Dinch</dc:creator>
    <meta:editing-duration>P26DT5H45M38S</meta:editing-duration>
    <meta:editing-cycles>390</meta:editing-cycles>
    <meta:generator>OpenOffice/4.1.2$Win32 OpenOffice.org_project/412m3$Build-9782</meta:generator>
    <meta:document-statistic meta:table-count="3" meta:cell-count="1695" meta:object-count="0"/>
  </office:meta>
</office:document-meta>
</file>